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QueryNod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QueryNode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rQueryNode.accept( QueryNodeVisitor visitor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QueryNode.OrQueryNode( Query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